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1cm" fo:margin-right="0cm" fo:line-height="100%" fo:text-align="start" style:justify-single-word="false" fo:orphans="0" fo:widows="0" fo:hyphenation-ladder-count="no-limit" fo:text-indent="0cm" style:auto-text-indent="false" style:page-number="auto" fo:background-color="transparent" style:writing-mode="lr-tb">
        <style:tab-stops>
          <style:tab-stop style:position="7.001cm" style:type="center"/>
        </style:tab-stops>
        <style:background-image/>
      </style:paragraph-properties>
      <style:text-properties fo:language="el" fo:country="GR" style:text-underline-style="solid" style:text-underline-width="auto" style:text-underline-color="font-color" fo:font-weight="bold" officeooo:rsid="00369fe5" officeooo:paragraph-rsid="00369fe5" style:font-weight-asian="bold" style:font-weight-complex="bold" fo:hyphenate="false"/>
    </style:style>
    <style:style style:name="P2" style:family="paragraph" style:parent-style-name="Header">
      <style:paragraph-properties fo:margin-left="1cm" fo:margin-right="0cm" fo:line-height="100%" fo:text-align="start" style:justify-single-word="false" fo:orphans="0" fo:widows="0" fo:hyphenation-ladder-count="no-limit" fo:text-indent="0cm" style:auto-text-indent="false" fo:background-color="transparent" style:writing-mode="lr-tb">
        <style:tab-stops/>
        <style:background-image/>
      </style:paragraph-properties>
      <style:text-properties fo:language="el" fo:country="GR" style:text-underline-style="solid" style:text-underline-width="auto" style:text-underline-color="font-color" fo:font-weight="bold" officeooo:rsid="00369fe5" officeooo:paragraph-rsid="00369fe5" style:font-weight-asian="bold" style:font-weight-complex="bold" fo:hyphenate="false"/>
    </style:style>
    <style:style style:name="P3" style:family="paragraph" style:parent-style-name="Header">
      <style:paragraph-properties fo:margin-left="1cm" fo:margin-right="0cm" fo:line-height="100%" fo:text-indent="0cm" style:auto-text-indent="false">
        <style:tab-stops/>
      </style:paragraph-properties>
    </style:style>
    <style:style style:name="P4" style:family="paragraph" style:parent-style-name="Header">
      <style:paragraph-properties fo:margin-left="1cm" fo:margin-right="0cm" fo:line-height="100%" fo:text-indent="0cm" style:auto-text-indent="false">
        <style:tab-stops>
          <style:tab-stop style:position="2.3cm"/>
          <style:tab-stop style:position="6.325cm" style:type="center"/>
          <style:tab-stop style:position="13.651cm" style:type="right"/>
        </style:tab-stops>
      </style:paragraph-properties>
      <style:text-properties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style:style>
    <style:style style:name="P5" style:family="paragraph" style:parent-style-name="Footer">
      <style:paragraph-properties fo:text-align="center" style:justify-single-word="false" style:writing-mode="lr-tb">
        <style:tab-stops/>
      </style:paragraph-properties>
      <style:text-properties fo:language="el" fo:country="GR" officeooo:rsid="00369fe5" officeooo:paragraph-rsid="00369fe5"/>
    </style:style>
    <style:style style:name="P6" style:family="paragraph" style:parent-style-name="Footer">
      <style:paragraph-properties fo:margin-left="1cm" fo:margin-right="0.997cm" fo:text-align="center" style:justify-single-word="false" fo:text-indent="0cm" style:auto-text-indent="false">
        <style:tab-stops/>
      </style:paragraph-properties>
      <style:text-properties fo:language="el" fo:country="GR" fo:font-weight="normal" style:font-weight-asian="normal" style:font-weight-complex="normal"/>
    </style:style>
    <style:style style:name="P7" style:family="paragraph" style:parent-style-name="Header">
      <style:paragraph-properties fo:margin-left="0.501cm" fo:margin-right="0cm" fo:text-indent="0cm" style:auto-text-indent="false">
        <style:tab-stops/>
      </style:paragraph-properties>
    </style:style>
    <style:style style:name="P8" style:family="paragraph" style:parent-style-name="Footer">
      <style:paragraph-properties fo:line-height="100%" fo:text-align="center" style:justify-single-word="false"/>
      <style:text-properties fo:language="el" fo:country="GR"/>
    </style:style>
    <style:style style:name="P9" style:family="paragraph" style:parent-style-name="Header">
      <style:text-properties fo:font-size="11pt" fo:language="el" fo:country="GR" officeooo:rsid="005eb0cc" officeooo:paragraph-rsid="005eb0cc" style:font-size-asian="11pt" style:font-size-complex="11pt"/>
    </style:style>
    <style:style style:name="P10" style:family="paragraph" style:parent-style-name="Block_20_Text">
      <style:paragraph-properties fo:margin-left="0.499cm" fo:margin-right="0.499cm" fo:orphans="0" fo:widows="0" fo:hyphenation-ladder-count="no-limit" fo:text-indent="1.499cm" style:auto-text-indent="false"/>
      <style:text-properties fo:letter-spacing="0.014cm" fo:language="el" fo:country="GR" fo:hyphenate="false"/>
    </style:style>
    <style:style style:name="P11" style:family="paragraph" style:parent-style-name="Block_20_Text">
      <style:paragraph-properties fo:margin-left="0.499cm" fo:margin-right="0.499cm" fo:line-height="150%" fo:text-align="justify" style:justify-single-word="false" fo:orphans="0" fo:widows="0" fo:text-indent="1.499cm" style:auto-text-indent="false"/>
      <style:text-properties fo:color="#000000" style:font-name="Arial" fo:font-size="12pt" fo:letter-spacing="0.014cm" officeooo:paragraph-rsid="003b2d24" style:font-size-asian="12pt"/>
    </style:style>
    <style:style style:name="P12" style:family="paragraph" style:parent-style-name="Block_20_Text">
      <style:paragraph-properties fo:margin-left="0.499cm" fo:margin-right="0.499cm" fo:text-align="justify" style:justify-single-word="false" fo:orphans="0" fo:widows="0" fo:text-indent="1.499cm" style:auto-text-indent="false"/>
      <style:text-properties style:font-name="Arial" fo:font-size="12pt" fo:letter-spacing="0.014cm" fo:language="el" fo:country="GR" style:font-size-asian="12pt"/>
    </style:style>
    <style:style style:name="P13" style:family="paragraph" style:parent-style-name="Normal">
      <style:paragraph-properties fo:margin-left="0.499cm" fo:margin-right="0.499cm" fo:margin-top="0cm" fo:margin-bottom="0cm" style:contextual-spacing="false" fo:line-height="150%" fo:orphans="0" fo:widows="0" fo:hyphenation-ladder-count="no-limit" fo:text-indent="1.499cm" style:auto-text-indent="false">
        <style:tab-stops>
          <style:tab-stop style:position="2cm"/>
          <style:tab-stop style:position="7.502cm"/>
        </style:tab-stops>
      </style:paragraph-properties>
      <style:text-properties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fo:hyphenate="false"/>
    </style:style>
    <style:style style:name="P14" style:family="paragraph" style:parent-style-name="Normal">
      <style:paragraph-properties fo:margin-left="0.499cm" fo:margin-right="0.499cm" fo:line-height="150%" fo:orphans="0" fo:widows="0" fo:hyphenation-ladder-count="no-limit" fo:text-indent="1.499cm" style:auto-text-indent="false">
        <style:tab-stops>
          <style:tab-stop style:position="2cm"/>
          <style:tab-stop style:position="7.502cm"/>
        </style:tab-stops>
      </style:paragraph-properties>
      <style:text-properties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fo:hyphenate="false"/>
    </style:style>
    <style:style style:name="P15" style:family="paragraph" style:parent-style-name="Block_20_Text">
      <style:paragraph-properties fo:margin-left="0cm" fo:margin-right="0cm" fo:margin-top="0cm" fo:margin-bottom="0cm" style:contextual-spacing="false" fo:line-height="150%" fo:text-align="justify" style:justify-single-word="false" fo:orphans="0" fo:widows="0" fo:hyphenation-ladder-count="no-limit" fo:text-indent="0cm" style:auto-text-indent="false">
        <style:tab-stops>
          <style:tab-stop style:position="3.995cm" style:type="center"/>
          <style:tab-stop style:position="12.012cm" style:type="center"/>
        </style:tab-stops>
      </style:paragraph-properties>
      <style:text-properties style:font-name="Arial" fo:font-size="12pt" fo:letter-spacing="0.014cm" fo:language="en" fo:country="US" officeooo:paragraph-rsid="002b0eb3" style:font-size-asian="12pt" fo:hyphenate="false"/>
    </style:style>
    <style:style style:name="P16" style:family="paragraph" style:parent-style-name="Header">
      <style:paragraph-properties fo:margin-left="0cm" fo:margin-right="0cm" fo:line-height="150%" fo:text-align="center" style:justify-single-word="false" fo:orphans="0" fo:widows="0" fo:hyphenation-ladder-count="no-limit" fo:text-indent="0cm" style:auto-text-indent="false">
        <style:tab-stops/>
      </style:paragraph-properties>
      <style:text-properties fo:letter-spacing="0.014cm" fo:language="el" fo:country="GR" fo:font-weight="bold" style:font-weight-asian="bold" fo:hyphenate="false"/>
    </style:style>
    <style:style style:name="P17" style:family="paragraph" style:parent-style-name="Block_20_Text" style:master-page-name="">
      <style:paragraph-properties fo:margin-left="0.499cm" fo:margin-right="0.499cm" fo:line-height="150%" fo:text-align="justify" style:justify-single-word="false" fo:orphans="0" fo:widows="0" fo:hyphenation-ladder-count="no-limit" fo:text-indent="0cm" style:auto-text-indent="false" style:page-number="auto">
        <style:tab-stops>
          <style:tab-stop style:position="3.5cm" style:type="center"/>
          <style:tab-stop style:position="11.501cm" style:type="center"/>
        </style:tab-stops>
      </style:paragraph-properties>
      <style:text-properties style:font-name="Arial" fo:font-size="12pt" fo:letter-spacing="0.014cm" fo:language="el" fo:country="GR" style:font-size-asian="12pt" fo:hyphenate="false"/>
    </style:style>
    <style:style style:name="P18" style:family="paragraph" style:parent-style-name="Block_20_Text" style:master-page-name="">
      <style:paragraph-properties fo:margin-left="0.499cm" fo:margin-right="0.499cm" fo:text-align="justify" style:justify-single-word="false" fo:orphans="0" fo:widows="0" fo:text-indent="0cm" style:auto-text-indent="false" style:page-number="auto">
        <style:tab-stops>
          <style:tab-stop style:position="3.5cm" style:type="center"/>
          <style:tab-stop style:position="11.501cm" style:type="center"/>
        </style:tab-stops>
      </style:paragraph-properties>
      <style:text-properties fo:language="el" fo:country="GR"/>
    </style:style>
    <style:style style:name="P19" style:family="paragraph" style:parent-style-name="Block_20_Text" style:master-page-name="">
      <style:paragraph-properties fo:margin-left="0.499cm" fo:margin-right="0.499cm" fo:line-height="150%" fo:text-align="center" style:justify-single-word="false" fo:orphans="0" fo:widows="0" fo:hyphenation-ladder-count="no-limit" fo:text-indent="0cm" style:auto-text-indent="false" style:page-number="auto" fo:background-color="transparent">
        <style:tab-stops/>
        <style:background-image/>
      </style:paragraph-properties>
      <style:text-properties fo:color="#000000" style:font-name="Arial" fo:font-size="12pt" fo:letter-spacing="0.014cm" officeooo:paragraph-rsid="003b2d24" style:font-size-asian="12pt" fo:hyphenate="false"/>
    </style:style>
    <style:style style:name="P20" style:family="paragraph" style:parent-style-name="Block_20_Text">
      <style:paragraph-properties fo:margin-left="0.499cm" fo:margin-right="0.499cm" fo:line-height="150%" fo:text-align="justify" style:justify-single-word="false" fo:orphans="0" fo:widows="0" fo:hyphenation-ladder-count="no-limit" fo:text-indent="0cm" style:auto-text-indent="false">
        <style:tab-stops>
          <style:tab-stop style:position="3.5cm" style:type="center"/>
          <style:tab-stop style:position="11.501cm" style:type="center"/>
        </style:tab-stops>
      </style:paragraph-properties>
      <style:text-properties style:font-name="Arial" fo:font-size="12pt" fo:letter-spacing="0.014cm" fo:language="el" fo:country="GR" style:font-size-asian="12pt" fo:hyphenate="false"/>
    </style:style>
    <style:style style:name="P21" style:family="paragraph" style:parent-style-name="Block_20_Text">
      <style:paragraph-properties fo:margin-left="0.499cm" fo:margin-right="0.499cm" fo:text-align="justify" style:justify-single-word="false" fo:orphans="0" fo:widows="0" fo:text-indent="0cm" style:auto-text-indent="false">
        <style:tab-stops>
          <style:tab-stop style:position="3.5cm" style:type="center"/>
          <style:tab-stop style:position="11.501cm" style:type="center"/>
        </style:tab-stops>
      </style:paragraph-properties>
      <style:text-properties style:font-name="Arial" fo:font-size="12pt" fo:letter-spacing="0.014cm" fo:language="el" fo:country="GR" style:font-size-asian="12pt"/>
    </style:style>
    <style:style style:name="P22" style:family="paragraph" style:parent-style-name="Block_20_Text">
      <style:paragraph-properties fo:margin-left="0.499cm" fo:margin-right="0.499cm" fo:text-align="justify" style:justify-single-word="false" fo:orphans="0" fo:widows="0" fo:text-indent="0cm" style:auto-text-indent="false">
        <style:tab-stops>
          <style:tab-stop style:position="3.5cm" style:type="center"/>
          <style:tab-stop style:position="11.501cm" style:type="center"/>
        </style:tab-stops>
      </style:paragraph-properties>
      <style:text-properties style:font-name="Arial" fo:font-size="12pt" fo:letter-spacing="0.014cm" fo:language="el" fo:country="GR" officeooo:rsid="0041c241" style:font-size-asian="12pt"/>
    </style:style>
    <style:style style:name="P23" style:family="paragraph" style:parent-style-name="Block_20_Text">
      <style:paragraph-properties fo:margin-left="0.499cm" fo:margin-right="0.499cm" fo:text-align="justify" style:justify-single-word="false" fo:orphans="0" fo:widows="0" fo:text-indent="0cm" style:auto-text-indent="false">
        <style:tab-stops>
          <style:tab-stop style:position="3.5cm" style:type="center"/>
          <style:tab-stop style:position="11.501cm" style:type="center"/>
        </style:tab-stops>
      </style:paragraph-properties>
    </style:style>
    <style:style style:name="P24" style:family="paragraph" style:parent-style-name="Block_20_Text">
      <style:paragraph-properties fo:margin-left="0.499cm" fo:margin-right="0.499cm" fo:line-height="150%" fo:text-align="center" style:justify-single-word="false" fo:orphans="0" fo:widows="0" fo:hyphenation-ladder-count="no-limit" fo:text-indent="0cm" style:auto-text-indent="false" fo:background-color="transparent">
        <style:tab-stops/>
        <style:background-image/>
      </style:paragraph-properties>
      <style:text-properties fo:color="#000000" style:font-name="Arial" fo:font-size="12pt" fo:letter-spacing="0.014cm" fo:language="el" fo:country="GR" officeooo:paragraph-rsid="003b2d24" style:font-size-asian="12pt" fo:hyphenate="false"/>
    </style:style>
    <style:style style:name="P25" style:family="paragraph" style:parent-style-name="Τμήμα_20_κειμένου">
      <style:paragraph-properties fo:margin-left="0.499cm" fo:margin-right="0.499cm" fo:text-align="justify" style:justify-single-word="false" fo:orphans="0" fo:widows="0" fo:hyphenation-ladder-count="no-limit" fo:text-indent="0cm" style:auto-text-indent="false" style:writing-mode="page">
        <style:tab-stops>
          <style:tab-stop style:position="3.5cm" style:type="center"/>
          <style:tab-stop style:position="11.501cm" style:type="center"/>
        </style:tab-stops>
      </style:paragraph-properties>
      <style:text-properties officeooo:paragraph-rsid="0076482c" fo:hyphenate="false"/>
    </style:style>
    <style:style style:name="P26" style:family="paragraph" style:parent-style-name="Standard">
      <style:paragraph-properties fo:margin-top="0cm" fo:margin-bottom="0.106cm" style:contextual-spacing="false" fo:line-height="150%" fo:text-align="center" style:justify-single-word="false" fo:hyphenation-ladder-count="no-limit">
        <style:tab-stops>
          <style:tab-stop style:position="2cm"/>
          <style:tab-stop style:position="7.502cm"/>
        </style:tab-stops>
      </style:paragraph-properties>
      <style:text-properties fo:letter-spacing="0.014cm" officeooo:paragraph-rsid="0076482c" fo:hyphenate="false"/>
    </style:style>
    <style:style style:name="P27" style:family="paragraph" style:parent-style-name="Τμήμα_20_κειμένου">
      <style:paragraph-properties fo:margin-left="0.501cm" fo:margin-right="0.501cm" fo:text-align="justify" style:justify-single-word="false" fo:orphans="0" fo:widows="0" fo:hyphenation-ladder-count="no-limit" fo:text-indent="1.501cm" style:auto-text-indent="false" style:writing-mode="page"/>
      <style:text-properties fo:letter-spacing="0.014cm" officeooo:paragraph-rsid="0076482c" fo:hyphenate="false"/>
    </style:style>
    <style:style style:name="P28" style:family="paragraph" style:parent-style-name="Τμήμα_20_κειμένου">
      <style:paragraph-properties fo:margin-left="0.501cm" fo:margin-right="0.501cm" fo:text-align="start" style:justify-single-word="false" fo:orphans="0" fo:widows="0" fo:hyphenation-ladder-count="no-limit" fo:text-indent="1.501cm" style:auto-text-indent="false"/>
      <style:text-properties fo:letter-spacing="0.014cm" officeooo:paragraph-rsid="0076482c" fo:hyphenate="false"/>
    </style:style>
    <style:style style:name="P29" style:family="paragraph" style:parent-style-name="Τμήμα_20_κειμένου" style:master-page-name="">
      <style:paragraph-properties fo:margin-left="0.501cm" fo:margin-right="0.501cm" fo:text-align="justify" style:justify-single-word="false" fo:orphans="0" fo:widows="0" fo:hyphenation-ladder-count="no-limit" fo:text-indent="1.501cm" style:auto-text-indent="false" style:page-number="auto" style:writing-mode="page"/>
      <style:text-properties fo:letter-spacing="0.014cm" officeooo:paragraph-rsid="0076482c" fo:hyphenate="false"/>
    </style:style>
    <style:style style:name="P30" style:family="paragraph" style:parent-style-name="Heading_20_4" style:master-page-name="">
      <style:paragraph-properties fo:margin-left="0.499cm" fo:margin-right="0.499cm" fo:line-height="150%" fo:text-align="center" style:justify-single-word="false" fo:orphans="0" fo:widows="0" fo:hyphenation-ladder-count="no-limit" fo:text-indent="0cm" style:auto-text-indent="false" style:page-number="auto" fo:keep-with-next="always">
        <style:tab-stops/>
      </style:paragraph-properties>
      <style:text-properties fo:letter-spacing="0.014cm" fo:language="el" fo:country="GR" fo:hyphenate="false"/>
    </style:style>
    <style:style style:name="P31" style:family="paragraph" style:parent-style-name="Normal" style:master-page-name="First_20_Page">
      <style:paragraph-properties fo:margin-left="0.499cm" fo:margin-right="0.499cm" fo:line-height="150%" fo:orphans="0" fo:widows="0" fo:hyphenation-ladder-count="no-limit" fo:text-indent="1.499cm" style:auto-text-indent="false" style:page-number="auto" fo:break-before="auto" fo:break-after="auto">
        <style:tab-stops/>
      </style:paragraph-properties>
      <style:text-properties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fo:hyphenate="false"/>
    </style:style>
    <style:style style:name="P32" style:family="paragraph" style:parent-style-name="Heading_20_1">
      <style:paragraph-properties fo:margin-left="0.499cm" fo:margin-right="0.499cm" fo:margin-top="0cm" fo:margin-bottom="0cm" style:contextual-spacing="false" fo:line-height="150%" fo:text-align="center" style:justify-single-word="false" fo:orphans="0" fo:widows="0" fo:hyphenation-ladder-count="no-limit" fo:text-indent="0cm" style:auto-text-indent="false" fo:keep-with-next="always">
        <style:tab-stops/>
      </style:paragraph-properties>
      <style:text-properties fo:letter-spacing="0.014cm" fo:language="el" fo:country="GR" fo:hyphenate="false"/>
    </style:style>
    <style:style style:name="P33" style:family="paragraph" style:parent-style-name="Heading_20_1">
      <style:paragraph-properties fo:margin-left="0.499cm" fo:margin-right="0.499cm" fo:margin-top="0cm" fo:margin-bottom="0cm" style:contextual-spacing="false" fo:text-align="center" style:justify-single-word="false" fo:orphans="0" fo:widows="0" fo:hyphenation-ladder-count="no-limit" fo:text-indent="0cm" style:auto-text-indent="false" fo:keep-with-next="always">
        <style:tab-stops/>
      </style:paragraph-properties>
      <style:text-properties fo:letter-spacing="0.014cm" fo:language="el" fo:country="GR" fo:hyphenate="false"/>
    </style:style>
    <style:style style:name="T1" style:family="text">
      <style:text-properties officeooo:rsid="003f9701"/>
    </style:style>
    <style:style style:name="T2" style:family="text">
      <style:text-properties style:text-underline-style="none"/>
    </style:style>
    <style:style style:name="T3" style:family="text">
      <style:text-properties fo:language="el" fo:country="GR" fo:font-weight="bold" style:font-weight-asian="bold"/>
    </style:style>
    <style:style style:name="T4" style:family="text">
      <style:text-properties fo:language="el" fo:country="GR" style:language-asian="en" style:country-asian="US" style:font-size-complex="12pt"/>
    </style:style>
    <style:style style:name="T5" style:family="text">
      <style:text-properties fo:language="el" fo:country="GR" officeooo:rsid="0041c241" style:language-asian="en" style:country-asian="US" style:font-size-complex="12pt"/>
    </style:style>
    <style:style style:name="T6" style:family="text">
      <style:text-properties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font-size="11pt" fo:language="el" fo:country="GR" style:font-size-asian="11pt"/>
    </style:style>
    <style:style style:name="T8" style:family="text">
      <style:text-properties style:font-name="Arial" fo:font-size="12pt" fo:letter-spacing="0.014cm" style:font-size-asian="12pt"/>
    </style:style>
    <style:style style:name="T9" style:family="text">
      <style:text-properties style:font-name="Arial" fo:font-size="12pt" fo:letter-spacing="0.014cm" officeooo:rsid="002cee24" style:font-size-asian="12pt"/>
    </style:style>
    <style:style style:name="T10" style:family="text">
      <style:text-properties style:font-name="Arial" fo:font-size="12pt" fo:letter-spacing="0.014cm" officeooo:rsid="0041c241" style:font-size-asian="12pt"/>
    </style:style>
    <style:style style:name="T11" style:family="text">
      <style:text-properties style:font-name="Arial" fo:font-size="12pt" fo:letter-spacing="0.014cm" fo:language="el" fo:country="GR" style:font-size-asian="12pt"/>
    </style:style>
    <style:style style:name="T12" style:family="text">
      <style:text-properties style:font-name="Arial" fo:font-size="12pt" fo:letter-spacing="0.014cm" fo:language="el" fo:country="GR" officeooo:rsid="0041c241" style:font-size-asian="12pt"/>
    </style:style>
    <style:style style:name="T13" style:family="text">
      <style:text-properties style:font-name="Arial" fo:font-size="12pt" fo:letter-spacing="0.014cm" fo:language="el" fo:country="GR" officeooo:rsid="00432780" style:font-size-asian="12pt"/>
    </style:style>
    <style:style style:name="T14" style:family="text">
      <style:text-properties style:font-name="Arial" fo:font-size="12pt" fo:letter-spacing="0.014cm" fo:language="el" fo:country="GR" officeooo:rsid="0076482c" style:font-size-asian="12pt"/>
    </style:style>
    <style:style style:name="T15" style:family="text">
      <style:text-properties style:font-name="Arial" fo:font-size="12pt" style:font-size-asian="12pt"/>
    </style:style>
    <style:style style:name="T16" style:family="text">
      <style:text-properties officeooo:rsid="002cee24"/>
    </style:style>
    <style:style style:name="T17" style:family="text">
      <style:text-properties officeooo:rsid="00387572"/>
    </style:style>
    <style:style style:name="T18" style:family="text">
      <style:text-properties officeooo:rsid="0035b33e"/>
    </style:style>
    <style:style style:name="T19" style:family="text">
      <style:text-properties officeooo:rsid="003b2d24"/>
    </style:style>
    <style:style style:name="T20" style:family="text">
      <style:text-properties officeooo:rsid="003c9241"/>
    </style:style>
    <style:style style:name="T21" style:family="text">
      <style:text-properties officeooo:rsid="00412052"/>
    </style:style>
    <style:style style:name="T22" style:family="text">
      <style:text-properties officeooo:rsid="0041c241"/>
    </style:style>
    <style:style style:name="T23" style:family="text">
      <style:text-properties officeooo:rsid="0042b739"/>
    </style:style>
    <style:style style:name="T24" style:family="text">
      <style:text-properties officeooo:rsid="0045db78"/>
    </style:style>
    <style:style style:name="T25" style:family="text">
      <style:text-properties officeooo:rsid="00465fc9"/>
    </style:style>
    <style:style style:name="T26" style:family="text">
      <style:text-properties officeooo:rsid="00469339"/>
    </style:style>
    <style:style style:name="T27" style:family="text">
      <style:text-properties officeooo:rsid="004b3336"/>
    </style:style>
    <style:style style:name="T28" style:family="text">
      <style:text-properties officeooo:rsid="004b79c0"/>
    </style:style>
    <style:style style:name="T29" style:family="text">
      <style:text-properties officeooo:rsid="004e6dcb"/>
    </style:style>
    <style:style style:name="T30" style:family="text">
      <style:text-properties officeooo:rsid="0051657d"/>
    </style:style>
    <style:style style:name="T31" style:family="text">
      <style:text-properties officeooo:rsid="005e1861"/>
    </style:style>
    <style:style style:name="T32" style:family="text">
      <style:text-properties officeooo:rsid="0063456b"/>
    </style:style>
    <style:style style:name="T33" style:family="text">
      <style:text-properties officeooo:rsid="006511bd"/>
    </style:style>
    <style:style style:name="T34" style:family="text">
      <style:text-properties officeooo:rsid="006d315f"/>
    </style:style>
    <style:style style:name="T35" style:family="text">
      <style:text-properties officeooo:rsid="007000b5"/>
    </style:style>
    <style:style style:name="T36" style:family="text">
      <style:text-properties officeooo:rsid="00745adf"/>
    </style:style>
    <style:style style:name="T37" style:family="text">
      <style:text-properties officeooo:rsid="0075195c"/>
    </style:style>
    <style:style style:name="T38" style:family="text">
      <style:text-properties officeooo:rsid="0078c514"/>
    </style:style>
    <style:style style:name="T39" style:family="text">
      <style:text-properties officeooo:rsid="007c42e0"/>
    </style:style>
    <style:style style:name="T40" style:family="text">
      <style:text-properties officeooo:rsid="007eff79"/>
    </style:style>
    <style:style style:name="fr1" style:family="graphic" style:parent-style-name="a0">
      <style:graphic-properties style:wrap="parallel" style:number-wrapped-paragraphs="no-limit" style:vertical-pos="middle" style:vertical-rel="paragraph" style:horizontal-pos="center" style:horizontal-rel="page-content" fo:background-color="transparent" style:background-transparency="100%" draw:fill="none" fo:padding="0cm" fo:border="none" style:shadow="none" draw:shadow-opacity="100%" style:writing-mode="lr-tb">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_num" text:name="doc_num"/>
        <text:user-field-decl office:value-type="string" office:string-value="doc_year" text:name="doc_year"/>
        <text:user-field-decl office:value-type="string" office:string-value="case_jform_abbr" text:name="case_jform_abbr"/>
        <text:user-field-decl office:value-type="string" office:string-value="case_trial_date_full" text:name="case_trial_date_full"/>
        <text:user-field-decl office:value-type="string" office:string-value="case_comp_syzht_comma" text:name="case_comp_syzht_comma"/>
        <text:user-field-decl office:value-type="string" office:string-value="intr_cr_date_full" text:name="intr_cr_date_full"/>
        <text:user-field-decl office:value-type="string" office:string-value="case_appliers" text:name="case_appliers"/>
        <text:user-field-decl office:value-type="string" office:string-value="case_againsts" text:name="case_againsts"/>
        <text:user-field-decl office:value-type="string" office:string-value="case_acts" text:name="case_acts"/>
        <text:user-field-decl office:value-type="string" office:string-value="case_judge" text:name="case_judge"/>
        <text:user-field-decl office:value-type="string" office:string-value="doc_prncmnts_descr" text:name="doc_prncmnts_descr"/>
        <text:user-field-decl office:value-type="string" office:string-value="doc_diask_dates" text:name="doc_diask_dates"/>
        <text:user-field-decl office:value-type="string" office:string-value="doc_date_full" text:name="doc_date_full"/>
        <text:user-field-decl office:value-type="string" office:string-value="case_sxed_apof" text:name="case_sxed_apof"/>
        <text:user-field-decl office:value-type="string" office:string-value="case_president" text:name="case_president"/>
        <text:user-field-decl office:value-type="string" office:string-value="case_proist" text:name="case_proist"/>
        <text:user-field-decl office:value-type="string" office:string-value="case_proedr_tm" text:name="case_proedr_tm"/>
        <text:user-field-decl office:value-type="string" office:string-value="case_trial_date" text:name="case_trial_date"/>
      </text:user-field-decls>
      <text:p text:style-name="P31"/>
      <text:p text:style-name="P14"/>
      <text:p text:style-name="P14"/>
      <text:p text:style-name="P13"/>
      <text:h text:style-name="P30" text:outline-level="4">Αριθμός 2376/2018</text:h>
      <text:h text:style-name="P32" text:outline-level="1">ΤΟ ΣΥΜΒΟΥΛΙΟ ΤΗΣ ΕΠΙΚΡΑΤΕΙΑΣ</text:h>
      <text:h text:style-name="P33" text:outline-level="1">ΤΜΗΜΑ Γ΄</text:h>
      <text:p text:style-name="P10">Συνεδρίασε δημόσια στο ακροατήριό του στις 8 Ιουνίου 2017, με την εξής σύνθεση: Αικ. Σακελλαροπούλου, <text:span text:style-name="T23">Αντιπρόεδρος, Προεδρεύουσα, σε αναπλήρωση της Προέδρου του Τμήματος, που είχε κώλυμα, </text:span>Δ. Μακρής, Α.-Μ. Παπαδημητρίου, <text:span text:style-name="T20">Σύμβουλοι, </text:span>Ε. Μελισσαρίδης, Ε. Αργυρός, <text:span text:style-name="T20">Πάρεδροι. Γραμματέας η </text:span>Κ. Κεχρολόγου.</text:p>
      <text:p text:style-name="P11">Για να δικάσει την από 1ης Ιουνίου 2009 αίτηση:</text:p>
      <text:p text:style-name="P11">της Άννας Σαμψών του Ελευθερίου, κατοίκου Ρεθύμνου (Σήφη Βλαστού 14), η οποία δεν παρέστη, <text:span text:style-name="T19">αλλά κατέθεσε συμβολαιογραφικό πληρεξούσιο σε άλλη, από την υπογράφουσα, δικηγόρο,</text:span></text:p>
      <text:p text:style-name="P11">κατά των: 1<text:span text:style-name="T17">)</text:span> Υπουργού Εσωτερικών, ο οποίος παρέστη με τον <text:span text:style-name="T17">Γεώργιο Θεοδωρακόπουλο, </text:span><text:span text:style-name="Default_20_Paragraph_20_Font"><text:span text:style-name="T17">Πάρεδρο του Νομικού Συμβουλίου του Κράτους</text:span></text:span> και 2<text:span text:style-name="T17">)</text:span> Δήμου Νικηφόρου Φωκά <text:span text:style-name="T31">Ν. </text:span>Ρεθύμνης <text:span text:style-name="T18">και ήδη Δήμου Ρεθύμνης, </text:span>ο οποίος παρέστη με τον δικηγόρο Σπυρίδωνα Δελαπόρτα (Α.Μ. 10444), που τον διόρισε με πληρεξούσιο <text:span text:style-name="T19">και με απόφαση της Οικονομικής Επιτροπής του. </text:span></text:p>
      <text:p text:style-name="P11">Με την αίτηση αυτή η αιτούσα επιδιώκει να ακυρωθούν: 1<text:span text:style-name="T17">)</text:span> η από 16.2.2009 απόφαση της Επιτροπής του άρθρου 11 του ν. 1649/1986, 2<text:span text:style-name="T17">)</text:span> η υπ’ αριθ<text:span text:style-name="T17">μ</text:span>. 48/30.3.2009 <text:span text:style-name="T39">απόφαση </text:span>του Δημάρχου Νικηφόρου Φωκά και κάθε άλλη σχετική πράξη ή παράλειψη της Διοικήσεως.</text:p>
      <text:p text:style-name="P11">Η εκδίκαση άρχισε με την ανάγνωση της εκθέσεως <text:span text:style-name="T18">του εισηγητή, </text:span>Παρέδρου Ε. <text:span text:style-name="T18">Αργυρού.</text:span></text:p>
      <text:p text:style-name="P11">Κατόπιν το δικαστήριο άκουσε τον πληρεξούσιο του καθ’ ού Δήμου και τον αντιπρόσωπο του Υπουργού, οι οποίοι ζήτησαν την απόρριψη της υπό κρίση αιτήσεως.</text:p>
      <text:p text:style-name="P11"><text:soft-page-break/>Μετά τη δημόσια συνεδρίαση το δικαστήριο συνήλθε σε διάσκεψη σε αίθουσα του δικαστηρίου κ α ι</text:p>
      <text:p text:style-name="P19">Α φ ο ύ <text:s text:c="2"/>μ ε λ έ τ η σ ε <text:s text:c="2"/>τ α <text:s text:c="2"/>σ χ ε τ ι κ ά <text:s text:c="2"/>έ γ γ ρ α φ α</text:p>
      <text:p text:style-name="P24">Σ κ έ φ θ η κ ε <text:s text:c="2"/>κ α τ ά <text:s text:c="2"/>τ ο ν <text:s text:c="2"/>Ν ό μ ο</text:p>
      <text:p text:style-name="P12">1. Επειδή, για την άσκηση της κρινόμενης αίτησης, η οποία συζητήθηκε εκ νέου μετά την έκδοση των 2488/2015 και 774/2017 προδικαστικών αποφάσεων του Δικαστηρίου, καταβλήθηκε το νόμιμο παράβολο (βλ. 1074626/2009 έντυπο παραβόλου).</text:p>
      <text:p text:style-name="P12">2. Επειδή, με την αίτηση αυτή ζητείται η ακύρωση α) του από 16.2.2009 πρακτικού της Επιτροπής Επιλογής του άρθρου 11 του ν. 1649/1986, με την οποία επελέγη για την πλήρωση μιας θέσης δικηγόρου με πάγια αντιμισθία αορίστου χρόνου στον Δήμο Νικηφόρου Φωκά Νομού Ρεθύμνης ο Ιωάννης Παπαδάκης, κατά παράλειψη της αιτούσας, και β) της 48/1363/30.3.2009 απόφασης του Δημάρχου Νικηφόρου Φωκά, με την οποία προσελήφθη στην ως άνω θέση δικηγόρου ο <text:span text:style-name="T27">ως άνω δικηγόρος</text:span>, κατά παράλειψη της αιτούσας.</text:p>
      <text:p text:style-name="P12">3. Επειδή, μόνη παραδεκτώς προσβαλλόμενη πράξη είναι η ως άνω υπό στοιχ. β΄ απόφαση πρόσληψης του ανωτέρω δικηγόρου στην επίμαχη θέση, με την οποία ολοκληρώθηκε η σύνθετη διοικητική ενέργεια της προσλήψεως δικηγόρου και η οποία ενσωμάτωσε το υπό στοιχ. α΄ προσβαλλόμενο πρακτικό της οικείας Επιτροπής, το οποίο απώλεσε τον εκτελεστό του χαρακτήρα (ΣτΕ 1851/2017, 2841/2016, 4850/2013).</text:p>
      <text:p text:style-name="P12">4. Επειδή, όπως κρίθηκε με την 2488/2015 απόφαση του Δικαστηρίου, η δίκη νομίμως συνεχίζεται κατά του Δήμου Ρεθύμνης, ο οποίος συστάθηκε με τις διατάξεις του άρθρου 1 παρ. 2.41.Α.1 του ν. 3852/2010 (Α΄ 87), αποτελούμενος από τους Δήμους, μεταξύ άλλων, Νικηφόρου Φωκά και Ρεθύμνης, υπεισήλθε, σύμφωνα με τα άρθρα 283 και 286 του ίδιου νόμου, στα δικαιώματα και τις υποχρεώσεις και συνεχίζει αυτοδικαίως τις εκκρεμείς δίκες των συνενωθέντων Δήμων, οι οποίοι καταργήθηκαν. </text:p>
      <text:p text:style-name="P12"><text:soft-page-break/>5. Επειδή, σύμφωνα με την 2488/2015 απόφαση του Δικαστηρίου, «… το δικόγραφο της κρινόμενης αίτησης υπογράφεται μόνον από την αιτούσα, η οποία επικαλείται την ιδιότητα της δικηγόρου (βλ. την υπάρχουσα στο δικόγραφο δικηγορική σφραγίδα με την ένδειξη «ΑΜ ΔΣΡ 155»). Πριν από τη συζήτηση της υπόθεσης στο ακροατήριο, η αιτούσα προσκόμισε το 2.196/4.10.2011 ειδικό πληρεξούσιο της συμβολαιογράφου Ρεθύμνου Ασπασίας Κουνδουράκη, με το οποίο πιστοποιείται η ιδιότητα της αιτούσας ως «δικηγόρου» και παρέχεται ειδική εντολή και πληρεξουσιότητα στη δικηγόρο Αθηνών Ασπασία Αντωνάκη να παρασταθεί ενώπιον του Συμβουλίου της Επικρατείας για την υποστήριξη της κρινόμενης αίτησης. Περαιτέρω, μετά τη συζήτηση της υπόθεσης στο ακροατήριο, η αιτούσα ειδοποιήθηκε από τη Γραμματεία του Γ΄ Τμήματος (βλ. τη σχετική σημείωση στο εσωτερικό του φακέλου της δικογραφίας) να αποστείλει στο Δικαστήριο, μέχρι την 21.2.2014, βεβαίωση του Δικηγορικού Συλλόγου Ρεθύμνης, από την οποία να προκύπτει ότι είχε την ιδιότητα της δικηγόρου, εγγεγραμμένης στον ως άνω Δικηγορικό Σύλλογο, κατά τον χρόνο άσκησης της κρινόμενης αίτησης (2.6.2009). Ακολούθως, η αιτούσα απέστειλε εντός της ταχθείσας ως άνω προθεσμίας την 424/14.2.2014 βεβαίωση του Γενικού Γραμματέα του Δικηγορικού Συλλόγου Ρεθύμνης (αριθμ. πρωτ.: 885/19.2.2014), στην οποία βεβαιώνεται ότι η αιτούσα ασκεί το λειτούργημα της δικηγόρου από την ημερομηνία εγγραφής της στον εν λόγω Δικηγορικό Σύλλογο, δηλαδή από 27.11.2003». Εν όψει των ανωτέρω, με την 2488/2015 απόφαση του Δικαστηρίου αναβλήθηκε η έκδοση οριστικής απόφασης, προκειμένου να ακουστεί η άποψη του Υπουργού και του Δήμου Ρεθύμνης επί του ζητήματος της νομιμοποιήσεως της αιτούσας.</text:p>
      <text:p text:style-name="P12">6. Επειδή, περαιτέρω, με την 774/2017 απόφαση του Δικαστηρίου κρίθηκε ότι δεν προέκυπτε ότι είχε γίνει νόμιμη κοινοποίηση της 2488/2015 απόφασης του Δικαστηρίου στην αιτούσα και, ως εκ τούτου, η συζήτηση της υπόθεσης κηρύχθηκε απαράδεκτη, ορίσθηκε νέα δικάσιμος <text:soft-page-break/>η 8.6.2017 και διατάχθηκε η κοινοποίηση στην αιτούσα της 4307/2015 απόφασης, σε όλους δε τους διαδίκους της 774/2017 απόφασης.</text:p>
      <text:p text:style-name="P12">7. Επειδή, ο Δήμος Ρεθύμνης, με το από 24.11.2016 υπόμνημά του, προέβαλε ότι το δικόγραφο της κρινόμενης αίτησης υπογράφεται από την αιτούσα, με την ιδιότητα της δικηγόρου, κατά τη συζήτηση της υποθέσε<text:span text:style-name="T32">ω</text:span>ς όμως, η ίδια δεν παρέστη, ούτε είχε προσκομίσει οποιοδήποτε στοιχείο από το <text:span text:style-name="T28">οποίο </text:span>να προκύπτει η ιδιότητά της ως δικηγόρου, το δε αναφερόμενο στην πέμπτη σκέψη συμβολαιογραφικό πληρεξούσιο δεν πιστοποιεί την ανωτέρω ιδιότητα της αιτούσας, ούτε μπορεί να ληφθεί υπόψιν η μεταγενέστερη της ημερομηνίας της συζήτησης, βεβαίωση του Δικηγορικού Συλλόγου Ρεθύμνης. Επομένως, σύμφωνα με τους ισχυρισμούς του <text:span text:style-name="T29">ως άνω Δ</text:span>ήμου, η αίτηση θα πρέπει να απορριφθεί ως απαράδεκτη λόγω έλλειψης νομιμοποίησης.</text:p>
      <text:p text:style-name="P12">8. Επειδή, η αιτούσα υπέγραψε την κρινόμενη αίτηση με την ιδιότητα της δικηγόρου και προ της συζήτησης της υπόθεσης (στις 6.2.2014) προσκόμισε το 2.196/4.10.2011 ειδικό πληρεξούσιο της συμβολαιογράφου Ρεθύμνου Ασπασίας Κουνδουράκη, στο οποίο πιστοποιείται η ιδιότητά της. Ακολούθως, κατόπιν σχετικής πρόσκλησης από τη Γραμματεία του Γ΄ Τμήματος του Δικαστηρίου, απέστειλε την ανωτέρω βεβαίωση του Γενικού Γραμματέα του Δικηγορικού Συλλόγου Ρεθύμνης, από την οποία προκύπτει ότι κατά το χρόνο άσκησης της κρινόμενης αίτησης, ασκούσε το λειτούργημα της δικηγόρου. Κατόπιν των ανωτέρω, η αιτούσα νομιμοποιήθηκε προσηκόντως και ο ανωτέρω ισχυρισμός του Δήμου Ρεθύμνης πρέπει να απορριφθεί ως αβάσιμος.</text:p>
      <text:p text:style-name="P12">9. Επειδή, στο άρθρο 11 παρ. 1, 6 και 7 του ν. 1649/1986 (Α΄ 149), όπως η παρ. 6 αντικαταστάθηκε με το άρθρο 18 παρ. 1 του ν. 1868/1989 (Α΄ 230), ορίζεται ότι: «1. Η πρόσληψη δικηγόρων με πάγια αντιμισθία ή η αποκλειστική ή συστηματική ανάθεση υποθέσεων με πάγια αμοιβή από νομικά πρόσωπα του δημόσιου τομέα, όπως αυτός προσδιορίζεται στο άρθρο 9 του ν. 1232/1982 και στο άρθρο 1 παρ. 6 του <text:soft-page-break/>ν. 1256/1982, γίνεται με επιλογή ύστερα από προκήρυξη. … Η προκήρυξη πρέπει να περιέχει το αντικείμενο της απασχόλησης του δικηγόρου, τις τυχόν ειδικές ανάγκες του νομικού προσώπου, την έδρα και τους όρους αμοιβής, υπηρεσιακής εξέλιξης και ασφάλισης του δικηγόρου. Η προκήρυξη καθορίζει προθεσμία για την υποβολή των υποψηφιοτήτων, η οποία δεν μπορεί να είναι μικρότερη από 30 ούτε μεγαλύτερη από 60 ημέρες από την τελευταία δημοσίευση της προκήρυξης. 2. … 6. Με την αίτησή τους, οι υποψήφιοι υποβάλλουν τα απαραίτητα δικαιολογητικά για την απόδειξη των τυπικών και ουσιαστικών προσόντων τους. Για την πρόσληψη λαμβάνονται υπόψη η προσωπικότητα του υποψηφίου, η επιστημονική του κατάρτιση, η εξειδίκευσή του στο αντικείμενο της απασχόλησης, η επαγγελματική του πείρα και επάρκεια και η γνώση ξένων γλωσσών, που συνεκτιμώνται με την οικογενειακή και οικονομική του κατάσταση, τις βιοτικές του ανάγκες, την ηλικία του και την πρόβλεψη της εξέλιξής του. Κρίσιμος χρόνος για τον έλεγχο της συνδρομής των τυπικών προσόντων είναι ο χρόνος λήξης της προθεσμίας για την υποβολή των αιτήσεων. … 7. Η Επιτροπή εξετάζει τις αιτήσεις και τα δικαιολογητικά των υποψηφίων και τους καλεί σε ατομική συνέντευξη. Μέσα σε ένα μήνα το πολύ από την τελευταία ατομική συνέντευξη εκδίδει αιτιολογημένη απόφαση με τη σειρά αξιολόγησης των υποψηφίων. Η απόφαση της επιτροπής είναι υποχρεωτική και ισχύει μόνο για την κατάληψη των θέσεων που προκηρύχθηκαν…». Από τις προπαρατεθείσες διατάξεις του ν. 1649/1986 συνάγεται ότι η επιτροπή επιλογής, αφού κρίνει πρώτα ποιο<text:span text:style-name="T33">ι</text:span> από εκείνους που υπέβαλαν αίτηση συμμετοχής στη διαδικασία επιλογής έχουν τα απαιτούμενα από το νόμο τυπικά προσόντα, στη συνέχεια τους καλεί σε προφορική ενώπιόν της συνέντευξη. Μετά το πέρας των συνεντεύξεων η επιτροπή κατατάσσει τους υποψηφίους κατά αξιολογική σειρά, επί τη βάσει των προβλεπομένων από το νόμο κριτηρίων, μέχρι να συμπληρωθεί ο αριθμός των προκηρυχθεισών θέσεων. Στο πρακτικό της επιτροπής πρέπει να εκτίθενται τα κριτήρια του <text:soft-page-break/>νόμου (προσωπικότητα υποψηφίου, επιστημονική κατάρτιση, εξειδίκευση στο αντικείμενο της απασχόλησης, επαγγελματική πείρα και επάρκεια και γνώση ξένων γλωσσών) και τα πραγματικά δεδομένα τα αναφερόμενα στους προτεινόμενους προς κατάληψη των θέσεων τα οποία οδήγησαν, κατά συνεκτίμηση της σπουδαιότητάς τους, στην κρίση της περί επιλογής των καταλληλότερων. Περαιτέρω, είναι δυνατόν να συνεκτιμηθούν από την επιτροπή, λαμβανόμενα επικουρικώς υπόψη, και τα κοινωνικά κριτήρια του νόμου τα αναφερόμενα στο πρόσωπο των υποψηφίων, όπως είναι η οικογενειακή και οικονομική τους κατάσταση, οι βιοτικές τους ανάγκες, η ηλικία τους και η πρόβλεψη εξέλιξής τους (ΣτΕ 106/2018, 1065/2016, 3060/2013 7μ.). </text:p>
      <text:p text:style-name="P12">10. Επειδή, στην προκείμενη περίπτωση, από τα στοιχεία του φακέλου της υπόθεσης προκύπτουν τα ακόλουθα: με την 3790/2008 προκήρυξη του Δημάρχου του Δήμου Νικηφόρου Φωκά Νομού Ρεθύμνης, προκηρύχθηκε η πλήρωση μίας θέσης δικηγόρου παρ’ Εφέταις, με σχέση εντολής αορίστου χρόνου και πάγια μηνιαία αντιμισθία. Ως αντικείμενο απασχόλησης ορίσθηκε η επεξεργασία και διεκπεραίωση των νομικών και δικαστικών υποθέσεων του <text:span text:style-name="T29">Δ</text:span>ήμου, των ιδρυμάτων, των νομικών προσώπων των επιχειρήσεων και των εταιρειών αυτού, η συνεργασία με τις λοιπές υπηρεσίες του <text:span text:style-name="T29">Δ</text:span>ήμου και των ανωτέρω φορέων επί θεμάτων που χρήζουν νομικής στήριξης, η εκπροσώπηση του Δήμου και των ανωτέρω φορέων ενώπιον όλων των δικαστηρίων κάθε βαθμού και δικαιοδοσίας και η παροχή νομικών συμβουλών και γνωμοδοτήσεων σε νομικά θέματα που αφορούν τον <text:span text:style-name="T29">Δ</text:span>ήμο και τους ανωτέρω φορείς. Στην επίμαχη διαδικασία επιλογής υπέβαλαν αίτηση συμμετοχής τέσσερις συνολικά υποψήφιοι, μεταξύ των οποίων η αιτούσα και ο επιλεγείς Ιωάννης Παπαδάκης. Όπως προκύπτει από το από 16.2.2009 πρακτικό της Επιτροπής Επιλογής, η Πρόεδρος της Επιτροπής, αφού διαπίστωσε ότι όλοι οι υποψήφιοι πληρούν τις τυπικές προϋποθέσεις του νόμου για την κατάληψη της επίμαχης θέσης, σημείωσε, μεταξύ άλλων, υπό τη <text:soft-page-break/>μορφή γραπτής εισήγησης ενσωματωθείσας στο εν λόγω πρακτικό, ότι α) όλοι οι υποψήφιοι έχουν βασικές γνώσεις της Νομικής Επιστήμης, όπως προκύπτει από τα προσκομισθέντα από αυτούς πτυχία, β) αποφασιστική σημασία στην επιλογή του καλύτερου υποψηφίου παίζει αφενός η ύπαρξη εξειδικευμένων γνώσεων σε κάποιον κλάδο του δικαίου, που αποδεικνύονται με την κατοχή διδακτορικού ή ελλείψει αυτού μεταπτυχιακού τίτλου σπουδών και αφετέρου η επιστημονική δραστηριότητα του υποψηφίου, γ) σημαντικό κριτήριο για την αξιολόγηση της προσωπικότητας των υποψηφίων αποτελεί η επιστημονική και κυρίως νομική δράση-δραστηριότητα, δ) σημαντική θεωρείται η γνώση ξένων γλωσσών, ε) συνεκτιμάται η επαγγελματική εμπειρία, η οποία, όμως, δεν υποκαθιστά τις εξειδικευμένες γνώσεις, που προσφέρει ένα εξειδικευμένο πρόγραμμα μεταπτυχιακών σπουδών, πολλώ δε μάλλον μία διδακτορική διατριβή, ούτε μπορεί να συγκριθεί με την εμβάθυνση που προσφέρει και εγγυάται η τριτοβάθμια εκπαίδευση, στ) συνεκτιμώνται τα κοινωνικά κριτήρια, όπως και το νεαρό της ηλικίας του υποψηφίου και ζ) η προφορική συνέντευξη έχει άκρως τυπικό χαρακτήρα, αφού ακόμη και η προσωπικότητα των υποψηφίων καταγράφεται-αντανακλάται και από τις δραστηριότητες και την ενεργή επαγγελματική ενασχόληση, την οποία διαθέτουν όλοι ανεξαιρέτως οι υποψήφιοι, ο καθένας ανάλογα με τα δικά του προσόντα και ενδιαφέροντα. Κατόπιν των ανωτέρω, η Πρόεδρος της Επιτροπής, συνεκτιμώντας όλα τα στοιχεία των φακέλων των υποψηφίων, εισηγήθηκε υπέρ της επιλογής της υποψηφίας Αλεξάνδρας Αποστολάκη, για τον λόγο ότι η τελευταία διαθέτει, σε αντίθεση με τους λοιπούς υποψηφίους, μεταπτυχιακό τίτλο σπουδών, με βαθμό Λίαν Καλώς, στο ποινικό δίκαιο. Ακολούθως, όπως προκύπτει από το προαναφερόμενο πρακτικό, η Επιτροπή κάλεσε τους υποψηφίους για συνέντευξη, μετά το πέρας της οποίας, η Πρόεδρος της Επιτροπής ζήτησε από τα μέλη της να ψηφίσουν, αιτιολογώντας πλήρως τη γνώμη τους. Η Επιτροπή επέλεξε, με πλειοψηφία τριών έναντι δύο ψήφων, τον Ιωάννη Παπαδάκη, η Αλεξάνδρα <text:soft-page-break/>Αποστολάκη έλαβε δύο ψήφους, η δε αιτούσα δεν έλαβε καμία ψήφο. Περαιτέρω, σύμφωνα με τα αναφερόμενα στο ως άνω πρακτικό, όλα τα μέλη της Επιτροπής αιτιολόγησαν τη γνώμη τους και δήλωσαν ότι θα προσκομίσουν γραπτώς την εισήγησή τους. Οι εισηγήσεις των τριών μελών της Επιτροπής, δικηγόρων Μάρκου Μαρινάκη, Νικολάου Μιχελάκη, Νικολάου Μαραγκουδάκη που ψήφισαν υπέρ του Ιωάννη Παπαδάκη, όπως και η εισήγηση του τέταρτου μέλους της Επιτροπής, δικηγόρου Μαρίνας Συνατσάκη, που ψήφισε υπέρ της Αλεξάνδρας Αποστολάκη, επισυνάφθηκαν στο ως άνω πρακτικό της Επιτροπής, ως αναπόσπαστο τμήμα αυτού. Ειδικότερα, το μέλος της Επιτροπής, δικηγόρος Μάρκος Μαρινάκης, κατέταξε πρώτον τον Ιωάννη Παπαδάκη, δίνοντας ιδιαίτερη σημασία στην προσωπικότητά του, διότι διετέλεσε Γενικός Γραμματέας του Δικηγορικού Συλλόγου Ρεθύμνης για μία εξαετία και μέλος του Νομαρχιακού Συμβουλίου Ρεθύμνης ως εκπρόσωπος του Δικηγορικού Συλλόγου, κατά το διάστημα 1992-1994. Περαιτέρω, σύμφωνα με την εισήγηση του Μ. Μαρινάκη, ο Ιωάννης Παπαδάκης υπερέχει όλων των συνυποψηφίων του στα κριτήρια της επαγγελματικής πείρας και της εξειδίκευσης στο αντικείμενο της απασχόλησης, στα οποία προσέδωσε ιδιαίτερη βαρύτητα, λόγω της δικηγορικής του εμπειρίας η οποία υπερβαίνει τα είκοσι τρία (23) έτη και της μακροχρόνιας ενασχόλησής του με υποθέσεις του Ελληνικού Δημοσίου, του Νομαρχιακού Νοσοκομείου Ρεθύμνης, του Οργανισμού Ανάπτυξης Κρήτης, του Δήμου Νικηφόρου Φωκά και της Τράπεζας Κύπρου, όπως προκύπτει από τις προσκομισθείσες δικαστικές αποφάσεις σε υποθέσεις παρόμοιες με αυτές που πρόκειται να χειριστεί ως δικηγόρος του <text:span text:style-name="T38">Δ</text:span>ήμου. Εξάλλου, σύμφωνα με την εν λόγω εισήγηση, ο Ιωάννης Παπαδάκης υπερέχει της αιτούσας στο κριτήριο της επιστημονικής κατάρτισης, διότι έχει βαθμό πτυχίου λίαν καλώς, η δε αιτούσα κατέχει δύο ξένες γλώσσες και, ως εκ τούτου υπερέχει στο κριτήριο αυτό, καθώς και στην πρόβλεψη επαγγελματικής εξέλιξης, ως νεότερη. Περαιτέρω, όπως προκύπτει από την εισήγηση του <text:soft-page-break/>μέλους της Επιτροπής, Νικολάου Μιχελάκη, ο επιλεγείς υπερτερεί της αιτούσας στο κριτήριο της επιστημονικής κατάρτισης, διότι έχει βαθμό πτυχίου λίαν καλώς. Στο κριτήριο της επαγγελματικής πείρας και επάρκειας ο επιλεγείς υπερέχει όλων των υποψηφίων, λόγω του συνολικού χρόνου δικηγορίας, του χρόνου προαγωγής σε δικηγόρο παρ’ Εφέταις και της προηγούμενης συνεργασίας του με το Δημόσιο, το Νομαρχιακό Ταμείο Ρεθύμνης, τον Οργανισμό Ανάπτυξης Δυτικής Κρήτης, το Γενικό Νοσοκομείο Ρεθύμνης και την Τράπεζα Κύπρου. Στο κριτήριο της εξειδίκευσης στο αντικείμενο της απασχόλησης, σύμφωνα με την εισήγηση του Ν. Μιχελάκη, υπερτερεί ο επιλεγείς, διότι, στο πλαίσιο των ανωτέρω συνεργασιών του, έχει ασχοληθεί με υποθέσεις διοικητικού δικαίου, απαλλοτριώσεων, καταστημάτων υγειονομικού ενδιαφέροντος, εργατικού δικαίου, κτηματολογίου, δημοσίων και δημοτικών έργων και με θέματα δικαίου περιβάλλοντος. Ειδικότερα, στην εισήγηση του Ν. Μιχελάκη αναφέρεται ότι η δεκαετής συνεργασία του Ιωάννη Παπαδάκη με το Δήμο Νικηφόρου Φωκά συνεκτιμάται κατά την αξιολόγηση του κριτηρίου της εξειδίκευσης και δεν αποτελεί αυτοτελές κριτήριο. Εξάλλου, στο κριτήριο της ξένης γλώσσας ο Ν. Μιχελάκης κατέταξε πρώτη την αιτούσα, λόγω της γνώσης αγγλικής και γερμανικής γλώσσας, στο δε κριτήριο της προσωπικότητας διαπίστωσε την υπεροχή του επιλεγέντος, διότι διετέλεσε Γενικός Γραμματέας του Δικηγορικού Συλλόγου Ρεθύμνης και μέλος του Νομαρχιακού Συμβουλίου Ρεθύμνης ως εκπρόσωπος του Δικηγορικού Συλλόγου. Περαιτέρω, έλαβε υπόψη την οικογενειακή και οικονομική κατάσταση των υποψηφίων και στο κριτήριο της πρόβλεψης εξέλιξης έκρινε ότι υπερέχει ο επιλεγείς, λόγω της εξειδίκευσής του στο αντικείμενο της απασχόλησης και της επαγγελματικής του πείρας και επάρκειας σε συνδυασμό με την ηλικία του. Εξάλλου, το μέλος της Επιτροπής Νικόλαος Μαραγκουδάκης δήλωσε ότι συναινεί με το περιεχόμενο της εισήγησης του Νικολάου Μιχελάκη. Τέλος, το μέλος της Επιτροπής Μαρία Συνατσάκη, εισηγήθηκε υπέρ της επιλογής τ<text:span text:style-name="T34">ης</text:span> <text:soft-page-break/>Αλεξάνδρας Αποστολάκη. Κατόπιν τούτων, με την 1363/30.3.2009 απόφαση του Δημάρχου Νικηφόρου Φωκά προσελήφθη στην επίμαχη θέση ο Ιωάννης Παπαδάκης, κατά παράλειψη της αιτούσας.</text:p>
      <text:p text:style-name="P12">11. Επειδή, ο προβαλλόμενος λόγος ότι, κατά παράβαση της διαδικασίας επιλογής δικηγόρου, στο πρακτικό της Επιτροπής δεν αναφέρεται ο αριθμός της απόφασης, με την οποία προκηρύχθηκε η πλήρωση της επίμαχης θέσης δικηγόρου, ούτε ο αριθμός της προκήρυξης, <text:span text:style-name="T24">είναι απορριπτέος ως αβάσιμος</text:span>. Τούτο διότι, δεν απαιτούνταν στο σώμα του πρακτικού της Επιτροπής να γίνει ρητή αναφορά στον αριθμό της απόφασης με την οποία αποφασίστηκε η πλήρωση της επίδικης θέσης ή στον αριθμό της προκήρυξης, καθόσον στο προοίμιο της προσβαλλόμενης 1363/30.3.2009 απόφασης του Δημάρχου Νικηφόρου Φωκά, με την οποία προσελήφθη στην επίμαχη θέση ο Ιωάννης Παπαδάκης, γίνεται αναφορά στην 99/2008 απόφαση του δημοτικού συμβουλίου Νικηφόρου Φωκά περί πλήρωσης μίας θέσης δικηγόρου, καθώς και στην ανωτέρω 3790/2008 προκήρυξη.</text:p>
      <text:p text:style-name="P12"><text:s/>12. Επειδή, προβάλλεται <text:span text:style-name="T25">περαιτέρω, </text:span>ότι το ανωτέρω πρακτικό της Επιτροπής, περί επιλογής του Ιωάννη Παπαδάκη στην επίμαχη θέση, δεν αιτιολογείται νομίμως διότι, η Επιτροπή δεν προέβη σε συγκριτική αξιολόγηση των υποψηφίων. Ειδικότερα, σύμφωνα με την κρινόμενη αίτηση, το μέλος της Επιτροπής, δικηγόρος Μάρκος Μαρινάκης, αναφέρει μεν όλα τα κριτήρια που θέτει ο νόμος, χωρίς, όμως, να προβεί σε σύγκριση των υποψηφίων μεταξύ τους, με βάση τα στοιχεία και τα δεδομένα που αφορούν καθέναν από αυτούς, αλλά περιορίζεται στο να παραθέσει απλώς και μόνον τα στοιχεία του επιλεγέντος. Περαιτέρω, προβάλλεται ότι το μέλος της Επιτροπής, δικηγόρος Νικόλαος Μιχελάκης, δεν ανέφερε στην εισήγησή του συγκεκριμένα στοιχεία του επιλεγέντος υποψηφίου, στα οποία απέδωσε βαρύτητα, σε σχέση με τα αντίστοιχα στοιχεία των λοιπών υποψηφίων, μεταξύ των οποίων και της αιτούσας, στο δε κριτήριο της επαγγελματικής επάρκειας αρκέστηκε στην κατάταξη <text:soft-page-break/>των υποψηφίων με βάση την ημερομηνία κατά την οποία διορίστηκαν δικηγόροι, παρά το γεγονός ότι η διάρκεια της δικηγορίας δεν είναι το μόνο κριτήριο.</text:p>
      <text:p text:style-name="P12"><text:s/>13. Επειδή, στο από 16.2.2009 πρακτικό της Επιτροπής, στο οποίο έχουν ενσωματωθεί οι επιμέρους εισηγήσεις των μελών της και αποτελεί το αιτιολογικό έρεισμα της παραδεκτώς προσβαλλομένης απόφασης, εκτίθενται τα απαιτούμενα από το νόμο κριτήρια και αναφέρονται όλα τα πραγματικά περιστατικά, μετ’ εκτίμηση των οποίων η Επιτροπή καθόρισε την αξιολογική πρόταξη του επιλεγέντος. Περαιτέρω, η Επιτροπή αιτιολόγησε την πρόκριση του επιλεγέντος, όπως προκύπτει από την διατύπωση των εισηγήσεων των μελών της, στηριζόμενη κυρίως στα προβλεπόμενα από το νόμο κριτήρια, τα οποία βάρυναν ιδιαίτερα κατά την ανέλεγκτη από τον ακυρωτικό δικαστή, ουσιαστική αξιολόγηση των υποψηφίων (βλ. ΣτΕ 1851/2017, 1071/2016, 3234/2015, 3534/2003). Επομένως, είναι απορριπτέοι ως αβάσιμοι οι λόγοι ακύρωσης ότι η Επιτροπή δεν προέβη σε συγκριτική αξιολόγηση των ουσιαστικών και τυπικών προσόντων του προταχθέντος, έναντι της αιτούσας, υποψηφίου, διότι, η Επιτροπή αιτιολόγησε την πρόκριση του επιλεγέντος στηριζόμενη κυρίως στα προβλεπόμενα από το νόμο κριτήρια της επαγγελματικής επάρκειας και εμπειρίας, <text:span text:style-name="T30">δεδομένου ότι </text:span>ο Ιωάννης Παπαδάκης είχε περισσότερα έτη δικηγορίας και <text:span text:style-name="T30">επί σειρά ετών </text:span>συνεργασία με το Δημόσιο, το <text:span text:style-name="T35">Δ</text:span>ήμο Νικηφόρου Φωκά και λοιπά νομικά πρόσωπα δημοσίου και ιδιωτικού δικαίου, καθώς και της εξειδίκευσής του στο αντικείμενο της απασχόλησης, καθόσον είχε ασχοληθεί με υποθέσεις διοικητικού δικαίου, απαλλοτριώσεων, καταστημάτων υγειονομικού ενδιαφέροντος, εργατικού δικαίου, κτηματολογίου, δημοσίων και δημοτικών έργων και με θέματα δικαίου περιβάλλοντος. <text:span text:style-name="T25">Εξάλλου</text:span>, η αιτούσα δεν αμφισβήτησε τα στοιχεία αυτά, αντιθέτως αναγνώρισε την υπεροχή του αιτούντος στα ανωτέρω κριτήρια. </text:p>
      <text:p text:style-name="P12">14. Επειδή, ο ισχυρισμός της αιτούσας, ότι δεν αιτιολογείται <text:soft-page-break/>νομίμως η εισήγηση του μέλους της Επιτροπής, <text:span text:style-name="T36">δ</text:span>ικηγόρου Νικολάου Μαραγκουδάκη, με την οποία συναινεί με το περιεχόμενο της εισήγησης του Νικολάου Μιχελάκη και επιλέγει τον Ιωάννη Παπαδάκη, χωρίς να εκφέρει ίδια κρίση, είναι απορριπτέος ως αβάσιμος, διότι δεν αποκλείεται από τις ανωτέρω διατάξεις το μέλος της Επιτροπής να αιτιολογήσει την επιλογή του με αναφορά στην εισήγηση άλλου μέλους της Επιτροπής αυτής (πρβλ. <text:span text:style-name="T40">ΣτΕ </text:span>848/2013, 336/2001).</text:p>
      <text:p text:style-name="P12">15. Επειδή, προβάλλεται ότι, στην προκειμένη περίπτωση, το κριτήριο της εξειδίκευσης στο αντικείμενο της απασχόλησης παραβιάζει την αρχή της ισότητας, δεδομένου ότι ο επιλεγείς υπερτερεί μεν στο κριτήριο αυτό, λόγω της προηγούμενης συνεργασίας του με το <text:span text:style-name="T37">Δ</text:span>ήμο Νικηφόρου Φωκά, όμως δεν παρέχεται η δυνατότητα στους νεότερους υποψηφίους να ασχοληθούν με το συγκεκριμένο αντικείμενο. Περαιτέρω, προβάλλεται ότι στο κριτήριο της επαγγελματικής πείρας και επάρκειας, η αιτούσα μειονεκτεί σε σχέση με τον επιλεγέντα, καθόσον αυτός έχει περισσότερα έτη δικηγορίας, όμως η αιτούσα έχει ασχοληθεί συστηματικά με όλα τα αντικείμενα του δικαίου και έχει συνεργασθεί με τραπεζικά ιδρύματα και εταιρίες, όπως προκύπτει από το αρχείο παραστάσεων που τηρεί ο Δικηγορικός Σύλλογος Ρεθύμνης. Εξάλλου, προβάλλεται ότι η αιτούσα υπερέχει των λοιπών συνυποψηφίων της στο κριτήριο της ξένης γλώσσας, διότι αποδεικνύει ότι γνωρίζει δύο ξένες γλώσσες, και στο κριτήριο της οικονομικής κατάστασης, διότι είναι μητέρα τριών τέκνων, καθώς και ότι έχει καλύτερη προοπτική εξέλιξης, καθόσον είναι νεότερη στην ηλικία.</text:p>
      <text:p text:style-name="P12">16. Επειδή, η πρόκριση του παρεμβαίνοντος δεν στηρίχθηκε στο γεγονός καθ’ εαυτό της προηγηθείσας συνεργασίας του με το Δήμο Νικηφόρου Φωκά, αλλά στην αξιολόγησή του, σε σύγκριση με την αιτούσα, επί τη βάσει νομίμων κριτηρίων και κατά συνεκτίμηση των αφορώντων κάθε έναν από τους υποψηφίους πραγματικών δεδομένων. Κατά την αξιολόγηση αυτή βάρυνε η υπεροχή του παρεμβαίνοντος στα <text:soft-page-break/>κριτήρια της εξειδικεύσεως στο αντικείμενο της προς πλήρωση θέσης και της επαγγελματικής του πείρας και επάρκειας, σε σύγκριση με την υπεροχή της αιτούσας στο κριτήριο της ξένης γλώσσας. Στο πλαίσιο της αξιολόγησης αυτής νομίμως συνεκτιμήθηκε η κτηθείσα, λόγω της ως άνω συνεργασίας, εμπειρία του, διότι η ως άνω διάταξη του ν. 1649/1986 δεν αποκλείει την δυνατότητα να ληφθεί υπόψη από την Επιτροπή η εξειδίκευση και η δικαστηριακή εμπειρία που απέκτησε ο υποψήφιος από την προηγούμενη συνεργασία του με το νομικό πρόσωπο στο οποίο ανήκει η προκηρυχθείσα θέση (βλ. ΣτΕ 3534/2003, πρβλ. ΣτΕ 2928/2000, 259/1998 κ.ά.), όπως ακριβώς μπορεί να ληφθεί υπόψη η εξειδίκευση και η εμπειρία από την συνεργασία με οποιοδήποτε άλλο νομικό πρόσωπο του δημόσιου τομέα. Συνεπώς, η ανωτέρω αιτιολογία προκρίσεως του αιτούντος είναι νόμιμη και επαρκής και πρέπει να απορριφθεί ως αβάσιμος ο εξεταζόμενος λόγος ακυρώσεως (ΣτΕ 2788/2012). Περαιτέρω, είναι απορριπτέοι, ως αλυσιτελώς προβαλλόμενοι, οι λόγοι ακυρώσεως που αφορούν τα κοινωνικά κριτήρια και ιδίως το κριτήριο της οικογενειακής κατάστασης της αιτούσας, καθώς και την προοπτική εξέλιξης των υποψηφίων, διότι τα κριτήρια αυτά, κατά την έννοια των ανωτέρω διατάξεων, λαμβάνονται υπόψη επικουρικώς, σε σχέση με τα κύρια κριτήρια και, όπως προκύπτει από τις εισηγήσεις των μελών της Επιτροπής, συνεκτιμήθηκε η οικογενειακή κατάσταση της αιτούσας καθώς και η προοπτική εξέλιξης των υποψηφίων, περαιτέρω δε διαφεύγει του ακυρωτικού ελέγχου η κατ<text:span text:style-name="T25">'</text:span> ουσίαν εκτίμηση των στοιχείων αυτών.</text:p>
      <text:p text:style-name="P12">17. Επειδή, προβάλλεται ότι η Πρόεδρος της Επιτροπής κατά παράβαση των διατάξεων του άρθρου 11 του ν. 1649/1986, έλαβε υπόψη ως μοναδικό κριτήριο για την επιλογή της συνυποψηφίας της αιτούσας, Αλεξάνδρας Αποστολάκη, την κατοχή μεταπτυχιακού τίτλου σπουδών και παρέβλεψε τα λοιπά οριζόμενα στις ανωτέρω διατάξεις κριτήρια. Περαιτέρω, προβάλλεται ότι το μέλος της Επιτροπής, Μαρία Συνατσάκη, κατά παράβαση των εν λόγω διατάξεων, έκρινε ότι το κριτήριο της γνώσης <text:soft-page-break/>ξένης γλώσσας συνεκτιμάται και δεν έχει αποφασιστική σημασία για την επίμαχη επιλογή, καθώς και ότι τα κοινωνικά κριτήρια λαμβάνονται υπόψη επικουρικά. Οι ανωτέρω λόγοι, όμως, προβάλλονται χωρίς έννομο συμφέρον διότι στρέφονται κατά της συνυποψήφιας της αιτούσας, Αλεξάνδρας Αποστολάκη, η οποία δεν επελέγη για την κατάληψη της επίμαχης θέσης (ΣτΕ 1851/2017, 1071/2016, 1849/2015 7μ). </text:p>
      <text:p text:style-name="P12">18. Επειδή, ενόψει των ανωτέρω, η κρινόμενη αίτηση πρέπει να απορριφθεί <text:span text:style-name="T26">στο σύνολό της</text:span>.</text:p>
      <text:p text:style-name="P12">19. Επειδή, το Δικαστήριο, εκτιμώντας τις περιστάσεις κρίνει ότι δεν πρέπει να επιβληθεί σε βάρος της αιτούσας δικαστική δαπάνη για τις δικασίμους κατά τις οποίες η υπόθεση αναβλήθηκε.</text:p>
      <text:p text:style-name="P16">Δ ι ά <text:s text:c="2"/>τ α ύ τ α</text:p>
      <text:p text:style-name="P12">Απορρίπτει την αίτηση.</text:p>
      <text:p text:style-name="P12">Διατάσσει την κατάπτωση του παραβόλου.</text:p>
      <text:p text:style-name="P12">Επιβάλλει στην αιτούσα τη δικαστική δαπάνη του Δημοσίου που ανέρχεται σε τετρακόσια εξήντα (460) ευρώ και του Δήμου Ρεθύμνης, η οποία, επίσης, ανέρχεται σε τετρακόσια εξήντα (460) ευρώ.</text:p>
      <text:p text:style-name="P12">Η διάσκεψη έγινε στην Αθήνα στις 24 <text:span text:style-name="T21">Οκτωβρίου </text:span>2017</text:p>
      <text:p text:style-name="P17"><text:tab/><text:span text:style-name="T16">Η</text:span> Προεδρεύ<text:span text:style-name="T22">ουσα</text:span> <text:span text:style-name="T22">Αντιπρόεδρος<text:tab/></text:span>Η Γραμματέας</text:p>
      <text:p text:style-name="P20"/>
      <text:p text:style-name="P20"/>
      <text:p text:style-name="P15"><text:span text:style-name="Default_20_Paragraph_20_Font"><text:span text:style-name="T4"><text:tab/></text:span></text:span><text:span text:style-name="Default_20_Paragraph_20_Font"><text:span text:style-name="T5">Αικ. </text:span></text:span><text:span text:style-name="Default_20_Paragraph_20_Font"><text:span text:style-name="T4">Σακελλαροπούλου <text:tab/></text:span></text:span><text:span text:style-name="Default_20_Paragraph_20_Font"><text:span text:style-name="T5">Κ</text:span></text:span><text:span text:style-name="Default_20_Paragraph_20_Font"><text:span text:style-name="T4">. </text:span></text:span><text:span text:style-name="Default_20_Paragraph_20_Font"><text:span text:style-name="T5">Κεχρολόγου</text:span></text:span></text:p>
      <text:p text:style-name="P12">και η απόφαση δημοσιεύθηκε σε δημόσια συνεδρίαση της 8<text:span text:style-name="T22">ης</text:span> Νοεμβρίου 2018.</text:p>
      <text:p text:style-name="P18"><text:tab/><text:span text:style-name="T8">Ο Πρ</text:span><text:span text:style-name="T10">οεδρεύων Αντιπρόεδρος</text:span><text:span text:style-name="T8"><text:tab/></text:span><text:span text:style-name="T9">Ο</text:span><text:span text:style-name="T8"> Γραμματέας </text:span></text:p>
      <text:p text:style-name="P21"/>
      <text:p text:style-name="P21"/>
      <text:p text:style-name="P23"><text:span text:style-name="T11"><text:tab/></text:span><text:span text:style-name="T12">Δ</text:span><text:span text:style-name="T11">. Σ</text:span><text:span text:style-name="T12">καλτσούνης</text:span><text:span text:style-name="T11"><text:tab/></text:span><text:span text:style-name="T12">Ν</text:span><text:span text:style-name="T11">. </text:span><text:span text:style-name="T12">Βασιλόπουλος</text:span></text:p>
      <text:p text:style-name="P22"/>
      <text:p text:style-name="P22"/>
      <text:p text:style-name="P26"><text:soft-page-break/><text:span text:style-name="Default_20_Paragraph_20_Font"><text:span text:style-name="T15">ΣΤΟ ΟΝΟΜΑ ΤΟΥ ΕΛΛΗΝΙΚΟΥ ΛΑΟΥ</text:span></text:span></text:p>
      <text:p text:style-name="P29"><text:span text:style-name="Default_20_Paragraph_20_Font"><text:span text:style-name="T15">Εντέλλεται προς κάθε δικαστικό επιμελητή να εκτελέσει όταν του το ζητήσουν την παραπάνω απόφαση, τους Εισαγγελείς να ενεργήσουν κατά την αρμοδιότητά τους και τους Διοικητές και τα άλλα όργανα της Δημόσιας Δύναμης να βοηθήσουν όταν τους ζητηθεί.</text:span></text:span></text:p>
      <text:p text:style-name="P27"><text:span text:style-name="Default_20_Paragraph_20_Font"><text:span text:style-name="T15">Η εντολή πιστοποιείται με την σύνταξη και την υπογραφή του παρόντος.</text:span></text:span></text:p>
      <text:p text:style-name="P28"><text:span text:style-name="Default_20_Paragraph_20_Font"><text:span text:style-name="T15">Αθήνα, ..............................................</text:span></text:span></text:p>
      <text:p text:style-name="P25"><text:span text:style-name="Default_20_Paragraph_20_Font"><text:span text:style-name="T12"><text:s/><text:tab/> <text:s text:c="10"/></text:span></text:span><text:span text:style-name="Default_20_Paragraph_20_Font"><text:span text:style-name="T13">Η</text:span></text:span><text:span text:style-name="Default_20_Paragraph_20_Font"><text:span text:style-name="T12"> Πρόεδρος του </text:span></text:span><text:span text:style-name="Default_20_Paragraph_20_Font"><text:span text:style-name="T14">Γ</text:span></text:span><text:span text:style-name="Default_20_Paragraph_20_Font"><text:span text:style-name="T12">΄ Τμήματος<text:tab/>Η Γραμματέας </text:span></text:span><text:span text:style-name="Default_20_Paragraph_20_Font"><text:span text:style-name="T14">του Γ΄ Τμήματος</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style:text-underline-style="none" fo:font-weight="normal" style:letter-kerning="false" style:font-name-asian="Times New Roman" style:font-size-asian="10pt" style:language-asian="el" style:country-asian="G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style:text-underline-style="none" fo:font-weight="normal" style:letter-kerning="false" fo:background-color="transparent" style:font-name-asian="Times New Roman" style:font-size-asian="10pt" style:language-asian="el" style:country-asian="G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left="0.501cm" fo:margin-right="0.501cm" fo:margin-top="0.212cm" fo:margin-bottom="0cm" style:contextual-spacing="false" fo:line-height="150%" fo:text-align="center" style:justify-single-word="false" fo:hyphenation-ladder-count="no-limit" fo:text-indent="0cm" style:auto-text-indent="false" fo:keep-with-next="always">
        <style:tab-stops>
          <style:tab-stop style:position="1.499cm"/>
          <style:tab-stop style:position="7.001cm"/>
        </style:tab-stops>
      </style:paragraph-properties>
      <style:text-properties fo:letter-spacing="0.014cm" fo:font-weight="bold" style:font-weight-asian="bold" fo:hyphenate="false"/>
    </style:style>
    <style:style style:name="Heading_20_4" style:display-name="Heading 4" style:family="paragraph" style:parent-style-name="Normal" style:next-style-name="Normal" style:default-outline-level="4" style:class="text">
      <style:paragraph-properties fo:margin-left="0.7cm" fo:margin-right="0.7cm" fo:line-height="150%" fo:text-align="center" style:justify-single-word="false" fo:orphans="0" fo:widows="0" fo:hyphenation-ladder-count="no-limit" fo:text-indent="0cm" style:auto-text-indent="false" fo:keep-with-next="always">
        <style:tab-stops>
          <style:tab-stop style:position="2.6cm"/>
        </style:tab-stops>
      </style:paragraph-properties>
      <style:text-properties fo:letter-spacing="0.028cm" style:text-underline-style="solid" style:text-underline-width="auto" style:text-underline-color="font-color" fo:font-weight="bold" style:text-underline-mode="continuous" style:text-overline-mode="continuous" style:text-line-through-mode="continuous" style:font-weight-asian="bold" fo:hyphenate="false"/>
    </style:style>
    <style:style style:name="Heading_20_5" style:display-name="Heading 5" style:family="paragraph" style:parent-style-name="Normal" style:next-style-name="Normal" style:default-outline-level="5" style:class="text">
      <style:paragraph-properties fo:margin-left="0.7cm" fo:margin-right="0.7cm" fo:line-height="150%" fo:text-align="center" style:justify-single-word="false" fo:orphans="0" fo:widows="0" fo:hyphenation-ladder-count="no-limit" fo:text-indent="0cm" style:auto-text-indent="false" fo:keep-with-next="always">
        <style:tab-stops>
          <style:tab-stop style:position="2.6cm"/>
        </style:tab-stops>
      </style:paragraph-properties>
      <style:text-properties fo:letter-spacing="0.028cm" fo:font-weight="bold" style:font-weight-asian="bold" fo:hyphenate="false"/>
    </style:style>
    <style:style style:name="Normal" style:family="paragraph">
      <style:paragraph-properties fo:text-align="justify" style:justify-single-word="false" fo:hyphenation-ladder-count="no-limit"/>
      <style:text-properties style:font-name="Arial" fo:font-family="Arial" style:font-family-generic="swiss" style:font-pitch="variable" fo:font-size="12pt" style:font-size-asian="12pt" fo:hyphenate="false"/>
    </style:style>
    <style:style style:name="Header" style:family="paragraph" style:parent-style-name="Normal" style:class="extra">
      <style:paragraph-properties fo:margin-left="0.7cm" fo:margin-right="0.7cm" fo:line-height="150%" fo:text-align="start" style:justify-single-word="false" fo:orphans="0" fo:widows="0" fo:hyphenation-ladder-count="no-limit" fo:text-indent="0cm" style:auto-text-indent="false">
        <style:tab-stops>
          <style:tab-stop style:position="2.6cm"/>
          <style:tab-stop style:position="6.625cm" style:type="center"/>
          <style:tab-stop style:position="13.951cm" style:type="right"/>
        </style:tab-stops>
      </style:paragraph-properties>
      <style:text-properties fo:letter-spacing="0.028cm" fo:hyphenate="false"/>
    </style:style>
    <style:style style:name="Body_20_Text" style:display-name="Body Text" style:family="paragraph" style:parent-style-name="Normal">
      <style:paragraph-properties fo:margin-top="0cm" fo:margin-bottom="0.212cm" style:contextual-spacing="false" fo:hyphenation-ladder-count="no-limit"/>
      <style:text-properties fo:hyphenate="false"/>
    </style:style>
    <style:style style:name="Footer" style:family="paragraph" style:parent-style-name="Normal" style:class="extra">
      <style:paragraph-properties fo:margin-left="0.7cm" fo:margin-right="0.7cm" fo:line-height="150%" fo:text-align="start" style:justify-single-word="false" fo:orphans="0" fo:widows="0" fo:hyphenation-ladder-count="no-limit" fo:text-indent="0cm" style:auto-text-indent="false">
        <style:tab-stops>
          <style:tab-stop style:position="2.6cm"/>
          <style:tab-stop style:position="6.625cm" style:type="center"/>
          <style:tab-stop style:position="13.951cm" style:type="right"/>
        </style:tab-stops>
      </style:paragraph-properties>
      <style:text-properties fo:letter-spacing="0.028cm" fo:hyphenate="false"/>
    </style:style>
    <style:style style:name="Block_20_Text" style:display-name="Block Text" style:family="paragraph" style:parent-style-name="Normal">
      <style:paragraph-properties fo:margin-left="0.501cm" fo:margin-right="0.501cm" fo:line-height="150%"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Στυλ2" style:family="paragraph" style:parent-style-name="Standard">
      <style:paragraph-properties fo:line-height="150%" fo:text-align="justify" style:justify-single-word="false"/>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Τμήμα_20_κειμένου" style:display-name="Τμήμα κειμένου" style:family="paragraph" style:parent-style-name="Standard">
      <style:paragraph-properties fo:margin-left="0.501cm" fo:margin-right="0.501cm" fo:line-height="150%"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a0"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1cm" fo:margin-right="0cm" fo:line-height="100%" fo:text-align="start" style:justify-single-word="false" fo:orphans="0" fo:widows="0" fo:hyphenation-ladder-count="no-limit" fo:text-indent="0cm" style:auto-text-indent="false" style:page-number="auto" fo:background-color="transparent" style:writing-mode="lr-tb">
        <style:tab-stops>
          <style:tab-stop style:position="7.001cm" style:type="center"/>
        </style:tab-stops>
        <style:background-image/>
      </style:paragraph-properties>
      <style:text-properties fo:language="el" fo:country="GR" style:text-underline-style="solid" style:text-underline-width="auto" style:text-underline-color="font-color" fo:font-weight="bold" officeooo:rsid="00369fe5" officeooo:paragraph-rsid="00369fe5" style:font-weight-asian="bold" style:font-weight-complex="bold" fo:hyphenate="false"/>
    </style:style>
    <style:style style:name="MP2" style:family="paragraph" style:parent-style-name="Header">
      <style:paragraph-properties fo:margin-left="1cm" fo:margin-right="0cm" fo:line-height="100%" fo:text-align="start" style:justify-single-word="false" fo:orphans="0" fo:widows="0" fo:hyphenation-ladder-count="no-limit" fo:text-indent="0cm" style:auto-text-indent="false" fo:background-color="transparent" style:writing-mode="lr-tb">
        <style:tab-stops/>
        <style:background-image/>
      </style:paragraph-properties>
      <style:text-properties fo:language="el" fo:country="GR" style:text-underline-style="solid" style:text-underline-width="auto" style:text-underline-color="font-color" fo:font-weight="bold" officeooo:rsid="00369fe5" officeooo:paragraph-rsid="00369fe5" style:font-weight-asian="bold" style:font-weight-complex="bold" fo:hyphenate="false"/>
    </style:style>
    <style:style style:name="MP3" style:family="paragraph" style:parent-style-name="Footer">
      <style:paragraph-properties fo:text-align="center" style:justify-single-word="false" style:writing-mode="lr-tb">
        <style:tab-stops/>
      </style:paragraph-properties>
      <style:text-properties fo:language="el" fo:country="GR" officeooo:rsid="00369fe5" officeooo:paragraph-rsid="00369fe5"/>
    </style:style>
    <style:style style:name="MP4" style:family="paragraph" style:parent-style-name="Header">
      <style:paragraph-properties fo:margin-left="1cm" fo:margin-right="0cm" fo:line-height="100%" fo:text-indent="0cm" style:auto-text-indent="false">
        <style:tab-stops/>
      </style:paragraph-properties>
    </style:style>
    <style:style style:name="MP5" style:family="paragraph" style:parent-style-name="Header">
      <style:paragraph-properties fo:margin-left="1cm" fo:margin-right="0cm" fo:line-height="100%" fo:text-indent="0cm" style:auto-text-indent="false">
        <style:tab-stops>
          <style:tab-stop style:position="2.3cm"/>
          <style:tab-stop style:position="6.325cm" style:type="center"/>
          <style:tab-stop style:position="13.651cm" style:type="right"/>
        </style:tab-stops>
      </style:paragraph-properties>
      <style:text-properties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style:style>
    <style:style style:name="MP6" style:family="paragraph" style:parent-style-name="Footer">
      <style:paragraph-properties fo:margin-left="1cm" fo:margin-right="0.997cm" fo:text-align="center" style:justify-single-word="false" fo:text-indent="0cm" style:auto-text-indent="false">
        <style:tab-stops/>
      </style:paragraph-properties>
      <style:text-properties fo:language="el" fo:country="GR" fo:font-weight="normal" style:font-weight-asian="normal" style:font-weight-complex="normal"/>
    </style:style>
    <style:style style:name="MP7" style:family="paragraph" style:parent-style-name="Header">
      <style:paragraph-properties fo:margin-left="0.501cm" fo:margin-right="0cm" fo:text-indent="0cm" style:auto-text-indent="false">
        <style:tab-stops/>
      </style:paragraph-properties>
    </style:style>
    <style:style style:name="MP8" style:family="paragraph" style:parent-style-name="Footer">
      <style:paragraph-properties fo:line-height="100%" fo:text-align="center" style:justify-single-word="false"/>
      <style:text-properties fo:language="el" fo:country="GR"/>
    </style:style>
    <style:style style:name="MP9" style:family="paragraph" style:parent-style-name="Header">
      <style:text-properties fo:font-size="11pt" fo:language="el" fo:country="GR" officeooo:rsid="005eb0cc" officeooo:paragraph-rsid="005eb0cc" style:font-size-asian="11pt" style:font-size-complex="11pt"/>
    </style:style>
    <style:style style:name="MT1" style:family="text">
      <style:text-properties officeooo:rsid="003f9701"/>
    </style:style>
    <style:style style:name="MT2" style:family="text">
      <style:text-properties style:text-underline-style="none"/>
    </style:style>
    <style:style style:name="MT3" style:family="text">
      <style:text-properties fo:language="el" fo:country="GR" fo:font-weight="bold" style:font-weight-asian="bold"/>
    </style:style>
    <style:style style:name="MT4" style:family="text">
      <style:text-properties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style:style>
    <style:style style:name="MT5" style:family="text">
      <style:text-properties fo:font-size="11pt" fo:language="el" fo:country="GR" style:font-size-asian="11pt"/>
    </style:style>
    <style:style style:name="Mfr1" style:family="graphic" style:parent-style-name="a0">
      <style:graphic-properties style:wrap="parallel" style:number-wrapped-paragraphs="no-limit" style:vertical-pos="middle" style:vertical-rel="paragraph" style:horizontal-pos="center" style:horizontal-rel="page-content" fo:background-color="transparent" style:background-transparency="100%" draw:fill="none" fo:padding="0cm" fo:border="none" style:shadow="none" draw:shadow-opacity="100%" style:writing-mode="lr-tb">
        <style:background-image/>
      </style:graphic-properties>
    </style:style>
    <style:page-layout style:name="Mpm1">
      <style:page-layout-properties fo:page-width="21.001cm" fo:page-height="29.7cm" style:num-format="1" style:print-orientation="portrait" fo:margin-top="3cm" fo:margin-bottom="3cm" fo:margin-left="2.499cm" fo:margin-right="2.499cm" fo:border="0.51pt solid #000000" fo:padding="0.0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25cm" fo:background-color="transparent" style:dynamic-spacing="true">
          <style:background-image/>
        </style:header-footer-properties>
      </style:header-style>
      <style:footer-style>
        <style:header-footer-properties fo:min-height="0.501cm" fo:margin-left="0cm" fo:margin-right="0cm" fo:margin-top="0.2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3cm" fo:margin-bottom="3cm" fo:margin-left="2.499cm" fo:margin-right="2.499cm" fo:border="0.51pt solid #000000" fo:padding="0.035cm" style:shadow="none" style:writing-mode="lr-tb" style:footnote-max-height="0cm">
        <style:footnote-sep style:width="0.018cm" style:line-style="none" style:adjustment="left" style:rel-width="33%" style:color="#000000"/>
      </style:page-layout-properties>
      <style:header-style>
        <style:header-footer-properties fo:min-height="0.25cm" fo:margin-left="0cm" fo:margin-right="0cm" fo:margin-bottom="0cm" style:dynamic-spacing="true"/>
      </style:header-style>
      <style:footer-style>
        <style:header-footer-properties fo:min-height="0.501cm" fo:margin-left="0cm" fo:margin-right="0cm" fo:margin-top="0.25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499cm" fo:margin-right="2.499cm" fo:border="0.51pt solid #000000" fo:padding="0.04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cm" fo:background-color="transparent" style:dynamic-spacing="true">
          <style:background-image/>
        </style:header-footer-properties>
      </style:header-style>
      <style:footer-style>
        <style:header-footer-properties fo:min-height="0.501cm" fo:margin-left="0cm" fo:margin-right="0cm" fo:margin-top="0.25cm" fo:background-color="transparent" style:dynamic-spacing="true">
          <style:background-image/>
        </style:header-footer-properties>
      </style:footer-style>
    </style:page-layout>
  </office:automatic-styles>
  <office:master-styles>
    <style:master-page style:name="Standard" style:page-layout-name="Mpm1">
      <style:header>
        <text:p text:style-name="MP1">Αριθμός <text:span text:style-name="MT1">2376</text:span>/<text:span text:style-name="MT1">2018</text:span><text:span text:style-name="MT2"><text:tab/>-</text:span><text:span text:style-name="MT2"><text:page-number text:select-page="current">15</text:page-number></text:span><text:span text:style-name="MT2">-</text:span></text:p>
        <text:p text:style-name="MP2"/>
      </style:header>
      <style:footer>
        <text:p text:style-name="MP3">./.</text:p>
      </style:footer>
    </style:master-page>
    <style:master-page style:name="MP0" style:page-layout-name="Mpm2">
      <style:header>
        <text:p text:style-name="MP4"><draw:frame draw:style-name="Mfr1" draw:name="Frame1" text:anchor-type="paragraph" draw:z-index="0"><draw:text-box fo:min-height="0.041cm" fo:min-width="0.041cm"><text:p text:style-name="Header"><text:span text:style-name="Page_20_Number"><text:span text:style-name="MT3">-</text:span></text:span><text:span text:style-name="Page_20_Number"><text:span text:style-name="MT3"><text:page-number text:select-page="current">0</text:page-number></text:span></text:span><text:span text:style-name="Page_20_Number"><text:span text:style-name="MT3">-</text:span></text:span></text:p></draw:text-box></draw:frame><text:span text:style-name="Default_20_Paragraph_20_Font"><text:span text:style-name="MT4">Αριθμός ?/?</text:span></text:span></text:p>
        <text:p text:style-name="MP5"/>
      </style:header>
      <style:footer>
        <text:p text:style-name="MP6">./.</text:p>
      </style:footer>
    </style:master-page>
    <style:master-page style:name="MPF0" style:page-layout-name="Mpm2" style:next-style-name="MP0">
      <style:header>
        <text:p text:style-name="MP7"><text:span text:style-name="Default_20_Paragraph_20_Font"><text:span text:style-name="MT5">?.?.</text:span></text:span></text:p>
      </style:header>
      <style:footer>
        <text:p text:style-name="MP8">./.</text:p>
      </style:footer>
    </style:master-page>
    <style:master-page style:name="HTML" style:page-layout-name="Mpm3"/>
    <style:master-page style:name="First_20_Page" style:display-name="First Page" style:page-layout-name="Mpm4" style:next-style-name="Standard">
      <style:header>
        <text:p text:style-name="MP9">Ν.Σ.(m)</text:p>
      </style:header>
      <style:footer>
        <text:p text:style-name="MP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Αριθμός doc_num /doc_year </dc:title>
    <dc:subject/>
    <meta:initial-creator>STE</meta:initial-creator>
    <meta:creation-date>2015-10-25T07:07:00Z</meta:creation-date>
    <dc:date>2019-06-06T10:20:57</dc:date>
    <meta:print-date>2018-11-22T14:36:21.901258930</meta:print-date>
    <meta:editing-cycles>68</meta:editing-cycles>
    <meta:editing-duration>PT0.006S</meta:editing-duration>
    <dc:creator>oracle</dc:creator>
    <meta:document-statistic meta:table-count="0" meta:image-count="0" meta:object-count="0" meta:page-count="15" meta:paragraph-count="56" meta:word-count="3830" meta:character-count="26205" meta:non-whitespace-character-count="22389"/>
    <meta:user-defined meta:name="OriginalFileName">A2376-2018.odt</meta:user-defined>
    <meta:user-defined meta:name="UploadUrl">http://172.20.5.25:7003/osddydd/documentUploader</meta:user-defined>
  </office:meta>
</office:document-meta>
</file>